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11.906cm"/>
    </style:style>
    <style:style style:name="co5" style:family="table-column">
      <style:table-column-properties fo:break-before="auto" style:column-width="12.674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8.334cm"/>
    </style:style>
    <style:style style:name="co8" style:family="table-column">
      <style:table-column-properties fo:break-before="auto" style:column-width="5.212cm"/>
    </style:style>
    <style:style style:name="co9" style:family="table-column">
      <style:table-column-properties fo:break-before="auto" style:column-width="6.906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5.352cm"/>
    </style:style>
    <style:style style:name="co24" style:family="table-column">
      <style:table-column-properties fo:break-before="auto" style:column-width="6.244cm"/>
    </style:style>
    <style:style style:name="co25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8.632cm"/>
    </style:style>
    <style:style style:name="co22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6.073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7.706cm"/>
    </style:style>
    <style:style style:name="co28" style:family="table-column">
      <style:table-column-properties fo:break-before="auto" style:column-width="5.173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0.89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3.03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19.844cm" fo:break-before="auto" style:use-optimal-row-height="true"/>
    </style:style>
    <style:style style:name="ro5" style:family="table-row">
      <style:table-row-properties style:row-height="1.517cm" fo:break-before="auto" style:use-optimal-row-height="false"/>
    </style:style>
    <style:style style:name="ro6" style:family="table-row">
      <style:table-row-properties style:row-height="14.464cm" fo:break-before="auto" style:use-optimal-row-height="false"/>
    </style:style>
    <style:style style:name="ro7" style:family="table-row">
      <style:table-row-properties style:row-height="2.505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12.065cm" fo:break-before="auto" style:use-optimal-row-height="false"/>
    </style:style>
    <style:style style:name="ro10" style:family="table-row">
      <style:table-row-properties style:row-height="7.056cm" fo:break-before="auto" style:use-optimal-row-height="false"/>
    </style:style>
    <style:style style:name="ro11" style:family="table-row">
      <style:table-row-properties style:row-height="4.022cm" fo:break-before="auto" style:use-optimal-row-height="false"/>
    </style:style>
    <style:style style:name="ro12" style:family="table-row">
      <style:table-row-properties style:row-height="4.516cm" fo:break-before="auto" style:use-optimal-row-height="false"/>
    </style:style>
    <style:style style:name="ro13" style:family="table-row">
      <style:table-row-properties style:row-height="12.559cm" fo:break-before="auto" style:use-optimal-row-height="fals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style:diagonal-bl-tr="none" style:diagonal-tl-br="none" fo:wrap-option="wrap" fo:border="0.99pt solid #000000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/>
      <style:text-properties style:text-position="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text-position="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/>
      <style:text-properties style:text-position=""/>
    </style:style>
    <style:style style:name="ce14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/>
      <style:text-properties style:text-position="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style:text-position="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start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/>
      <style:text-properties style:text-position=""/>
    </style:style>
    <style:style style:name="ce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text-position="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diagonal-bl-tr="none" style:diagonal-tl-br="none" fo:wrap-option="wrap" fo:border="0.99pt solid #000000"/>
      <style:text-properties style:text-position=""/>
    </style:style>
    <style:style style:name="ce6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/>
      <style:text-properties style:text-position=""/>
    </style:style>
    <style:style style:name="ce8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style:text-outline="false" style:text-position="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style:text-position="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position="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position="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/>
    </style:style>
    <style:style style:name="ce34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wrap-option="wrap" fo:border="0.99pt solid #000000"/>
    </style:style>
    <style:style style:name="ce37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/>
    </style:style>
    <style:style style:name="ce39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wrap-option="wrap" fo:border="0.99pt solid #000000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/>
    </style:style>
    <style:style style:name="ce45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center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99pt solid #000000"/>
      <style:paragraph-properties fo:text-align="start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ff00"/>
      <style:text-properties style:font-name="Arial" style:font-name-asian="Arial" style:font-name-complex="DejaVu Sans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="0.06pt solid #000000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 style:text-outline="false" style:font-name="Liberation Sans" fo:language="fr" fo:country="FR" fo:text-shadow="none" style:text-underline-mode="continuous" style:text-overline-mode="continuous" style:text-line-through-mode="continuous" style:font-name-asian="Droid Sans" style:language-asian="zh" style:country-asian="CN" style:font-name-complex="FreeSans" style:font-size-complex="10pt" style:language-complex="hi" style:country-complex="IN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outline="false" fo:language="fr" fo:country="FR" fo:text-shadow="none" style:text-underline-mode="continuous" style:text-overline-mode="continuous" style:text-line-through-mode="continuous" style:language-asian="hi" style:country-asian="IN" style:font-name-complex="DejaVu San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Da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/>
          <table:table-cell table:style-name="ce3" table:number-columns-repeated="5"/>
          <table:table-cell table:style-name="ce11" table:number-columns-repeated="4"/>
          <table:table-cell table:style-name="ce1" table:number-columns-repeated="12"/>
          <table:table-cell table:number-columns-repeated="1002"/>
        </table:table-row>
        <table:table-row table:style-name="ro2">
          <table:table-cell table:style-name="ce2"/>
          <table:table-cell table:style-name="ce4" office:value-type="string" calcext:value-type="string">
            <text:p>ZENEXITY</text:p>
          </table:table-cell>
          <table:table-cell table:number-columns-repeated="3" table:style-name="ce4" office:value-type="string" calcext:value-type="string">
            <text:p>ATREAL</text:p>
          </table:table-cell>
          <table:table-cell table:style-name="ce4" office:value-type="string" calcext:value-type="string">
            <text:p>ATOL</text:p>
          </table:table-cell>
          <table:table-cell table:style-name="ce12" office:value-type="string" calcext:value-type="string">
            <text:p>Mapping of territorial economic activities</text:p>
          </table:table-cell>
          <table:table-cell table:style-name="ce15" office:value-type="string" calcext:value-type="string">
            <text:p>CITY PLANNING</text:p>
          </table:table-cell>
          <table:table-cell table:style-name="ce15" office:value-type="string" calcext:value-type="string">
            <text:p>PROJECT PROPOSAL SUBMISSION </text:p>
            <text:p>AND MONITORING SYSTEM</text:p>
          </table:table-cell>
          <table:table-cell table:style-name="ce15" office:value-type="string" calcext:value-type="string">
            <text:p>INVESTMENT PROMOTION AND BUSINESS RETEN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All openMairie softwares</text:p>
            <text:p>The original label is followed by a (translation)</text:p>
          </table:table-cell>
          <table:table-cell table:style-name="ce8" office:value-type="string" calcext:value-type="string">
            <text:p>openElec</text:p>
          </table:table-cell>
          <table:table-cell table:style-name="ce8" office:value-type="string" calcext:value-type="string">
            <text:p>openCimetière (openCemetary)</text:p>
          </table:table-cell>
          <table:table-cell table:style-name="ce5" office:value-type="string" calcext:value-type="string">
            <text:p>Données métiers Archiland (modelisation GED)</text:p>
          </table:table-cell>
          <table:table-cell table:style-name="ce5" office:value-type="string" calcext:value-type="string">
            <text:p>On Open Street Map basis</text:p>
          </table:table-cell>
          <table:table-cell table:style-name="ce5" office:value-type="string" calcext:value-type="string">
            <text:p>Using Cadastre</text:p>
          </table:table-cell>
          <table:table-cell table:style-name="ce5"/>
          <table:table-cell table:style-name="ce17" office:value-type="string" calcext:value-type="string">
            <text:p>Based on GIS system ArcGIS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3">
          <table:table-cell table:style-name="ce2"/>
          <table:table-cell table:style-name="ce5" office:value-type="string" calcext:value-type="string">
            <text:p>Individu (champs communs aux enfants et adultes)</text:p>
          </table:table-cell>
          <table:table-cell table:style-name="ce9" office:value-type="string" calcext:value-type="string">
            <text:p>Collectivité (city)</text:p>
          </table:table-cell>
          <table:table-cell table:style-name="ce9" office:value-type="string" calcext:value-type="string">
            <text:p>Electeur (Voter)</text:p>
          </table:table-cell>
          <table:table-cell table:style-name="ce9" office:value-type="string" calcext:value-type="string">
            <text:p>Emplacement (localization)</text:p>
          </table:table-cell>
          <table:table-cell table:style-name="ce5" office:value-type="string" calcext:value-type="string">
            <text:p>Collectivité</text:p>
          </table:table-cell>
          <table:table-cell table:style-name="ce5" office:value-type="string" calcext:value-type="string">
            <text:p>Companies</text:p>
          </table:table-cell>
          <table:table-cell table:style-name="ce5"/>
          <table:table-cell table:style-name="ce5" office:value-type="string" calcext:value-type="string">
            <text:p>COMPANIES</text:p>
          </table:table-cell>
          <table:table-cell table:style-name="ce18" office:value-type="string" calcext:value-type="string">
            <text:p>1. Investment Promo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4">
          <table:table-cell table:style-name="ce2"/>
          <table:table-cell table:style-name="ce6" office:value-type="string" calcext:value-type="string">
            <text:p>ID individu</text:p>
            <text:p>ID CapDémat externe</text:p>
            <text:p>ID externe</text:p>
            <text:p>Nom</text:p>
            <text:p>Prénom</text:p>
            <text:p>Deuxième prénom</text:p>
            <text:p>Troisième prénom</text:p>
            <text:p>Adresse de résidence</text:p>
            <text:p>Date de création</text:p>
            <text:p>État CapDémat (Nouvea, Valide, Invalide, Modifié, Archivé)</text:p>
          </table:table-cell>
          <table:table-cell table:style-name="ce5" office:value-type="string" calcext:value-type="string">
            <text:p>om_collectivite (ID)</text:p>
            <text:p>libelle (city name)</text:p>
            <text:p>niveau (hierarchy : comcom, com)</text:p>
            <text:p/>
            <text:p/>
          </table:table-cell>
          <table:table-cell table:style-name="ce5" office:value-type="string" calcext:value-type="string">
            <text:p>id_electeur (voter unique id)</text:p>
            <text:p>numero_electeur (number of voter in the city)</text:p>
            <text:p>liste (electoral list / main ; european ; european city)</text:p>
            <text:p>code_bureau (Poll code)</text:p>
            <text:p>bureau_force (Forced poll)</text:p>
            <text:p/>
            <text:p>date_modif (internal modification date)</text:p>
            <text:p>utilisateur (user that did the modification)</text:p>
            <text:p/>
            <text:p>civilite (civility)</text:p>
            <text:p>sexe (sex)</text:p>
            <text:p>nom (family name)</text:p>
            <text:p>nom_usage (common name)</text:p>
            <text:p>prenom (surname)</text:p>
            <text:p>date_naissance (birth date)</text:p>
            <text:p>code_departement_naissance (birth department code)</text:p>
            <text:p>libelle_departement_naissance (birth department name)</text:p>
            <text:p>code_lieu_naissance (birth city code)</text:p>
            <text:p>libelle_lieu_naissance (birth city name)</text:p>
            <text:p>code_nationalite (country code of citizenship)</text:p>
            <text:p/>
            <text:p>code_voie (street code)</text:p>
            <text:p>libelle_voie (street name)</text:p>
            <text:p>numero_habitation (street number)</text:p>
            <text:p>complement_numero (street number complement : bis, ter etc.)</text:p>
            <text:p>complement (address complement)</text:p>
            <text:p/>
            <text:p>provenance (city from where the citizen is coming from)</text:p>
            <text:p>libelle_provenance (name of the city from where the citizen is coming from)</text:p>
            <text:p/>
            <text:p>resident (bool : living at another address outside the city)</text:p>
            <text:p>adresse_resident (other address)</text:p>
            <text:p>complement_resident (other address complement)</text:p>
            <text:p>cp_resident (other address postal code)</text:p>
            <text:p>ville_resident (other address city name)</text:p>
            <text:p/>
            <text:p>tableau (electoral period of the last modification)</text:p>
            <text:p>date_tableau (end date of this period)</text:p>
            <text:p/>
            <text:p>mouvement (pending modification)</text:p>
            <text:p>date_mouvement (planned date for the modification)</text:p>
            <text:p>typecat (category of modification)</text:p>
            <text:p/>
            <text:p>procuration (proxy)</text:p>
            <text:p/>
            <text:p>jury</text:p>
            <text:p/>
            <text:p>collectivite (city)</text:p>
          </table:table-cell>
          <table:table-cell table:style-name="ce5" office:value-type="string" calcext:value-type="string">
            <text:p>emplacement (localization id)</text:p>
            <text:p>nature (category)</text:p>
            <text:p/>
            <text:p>numero (street number)</text:p>
            <text:p>voie (street)</text:p>
            <text:p>complement (complement)</text:p>
            <text:p/>
            <text:p>numerocadastre (cadastre = gov id of the localization)</text:p>
            <text:p/>
            <text:p>famille (family)</text:p>
            <text:p>numeroacte (Number of the act of concession)</text:p>
            <text:p>dateacte (date of the act)</text:p>
            <text:p>datevente (date of sale)</text:p>
            <text:p>terme (expiration : number of years)</text:p>
            <text:p>durée (duration)</text:p>
            <text:p>dateterme (expiration date)</text:p>
            <text:p>nombre place (number of places)</text:p>
            <text:p>placeoccupee (used places)</text:p>
            <text:p>superficie (area)</text:p>
            <text:p>placeconstat (used places observed)</text:p>
            <text:p>dateconstat (observation date)</text:p>
            <text:p>observation (comments)</text:p>
            <text:p/>
            <text:p>plans (related bitmap map name)</text:p>
            <text:p>positionx (bitmap position X)</text:p>
            <text:p>positiony (bitmap map y)</text:p>
            <text:p/>
            <text:p>photo (photography path)</text:p>
            <text:p>libre (available for sell)</text:p>
            <text:p>sepulturetype (category of building)</text:p>
            <text:p/>
            <text:p>daterenouvellement (renewal date)</text:p>
            <text:p>renouvellementconcession (bool : concession renewal)</text:p>
            <text:p>typeconcession (concession category)</text:p>
            <text:p/>
            <text:p>videsanitaire (bool : crawlspace)</text:p>
            <text:p>semelle (sole)</text:p>
            <text:p>etatsemelle (sole condition)</text:p>
            <text:p>monument (category of building)</text:p>
            <text:p>etatmonument (building condition)</text:p>
            <text:p>largeur (width)</text:p>
            <text:p>profondeur (depth)</text:p>
            <text:p/>
            <text:p>abandon (abandonment)</text:p>
            <text:p>date_abandon (date of abandonment)</text:p>
            <text:p/>
            <text:p>geom (GIS geometry / PostGIS)</text:p>
          </table:table-cell>
          <table:table-cell table:style-name="ce6" office:value-type="string" calcext:value-type="string">
            <text:p>ID collectivité</text:p>
            <text:p>Nom collectivité</text:p>
            <text:p>Contact collectivité</text:p>
            <text:p>Adresse collectivité</text:p>
            <text:p>Type (cocom, com...</text:p>
            <text:p>ID service archives intermédiaires</text:p>
            <text:p>URL SAE intermédiaire</text:p>
            <text:p>Nom service archives intermédiaires</text:p>
            <text:p>Contact service archives intermédiaires</text:p>
            <text:p>Adresse service archives intermédaires</text:p>
            <text:p>ID service archives définitives</text:p>
            <text:p>URL SAE Définitif</text:p>
            <text:p>Nom service archives définitives</text:p>
            <text:p>Contact service archives définitives</text:p>
            <text:p>Adresse service archives définitives</text:p>
          </table:table-cell>
          <table:table-cell table:style-name="ce5" office:value-type="string" calcext:value-type="string">
            <text:p>Name of the economic domain</text:p>
            <text:p>Sector of activity (code ATECO)</text:p>
            <text:p>Adresses of the company</text:p>
            <text:p>Geographical information</text:p>
            <text:p/>
            <text:p>Information on companies (text)</text:p>
          </table:table-cell>
          <table:table-cell table:style-name="ce5" office:value-type="string" calcext:value-type="string">
            <text:p>Administrative boundaries</text:p>
            <text:p>hydrography</text:p>
            <text:p>road infrastructure</text:p>
            <text:p>railway infrastructure</text:p>
          </table:table-cell>
          <table:table-cell table:style-name="ce5" office:value-type="string" calcext:value-type="string">
            <text:p>Company contact information : company and manager</text:p>
            <text:p>Scanned images of documents indicating company's/organizations legal status and accounts, record authorized signatures and proof of no overdue corporate and social security debt</text:p>
          </table:table-cell>
          <table:table-cell table:style-name="ce18" office:value-type="string" calcext:value-type="string">
            <text:p>Parcelles</text:p>
            <text:p>Identifiant Entreprises</text:p>
            <text:p>Géolocalisation Entreprise</text:p>
            <text:p>Type d'activité</text:p>
            <text:p>Secteur d'activité</text:p>
            <text:p>Nom du dirigeant</text:p>
            <text:p>Logo</text:p>
            <text:p>Projet d'investissement</text:p>
            <text:p>Chiffre d'affaire annuel</text:p>
            <text:p>Nombre d'employés</text:p>
            <text:p>Date de création</text:p>
            <text:p/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5">
          <table:table-cell table:style-name="ce2"/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Utilisateur (Users)</text:p>
          </table:table-cell>
          <table:table-cell table:style-name="ce5" office:value-type="string" calcext:value-type="string">
            <text:p>bureau (poll)</text:p>
          </table:table-cell>
          <table:table-cell table:style-name="ce5" office:value-type="string" calcext:value-type="string">
            <text:p>defunt (deceased person)</text:p>
          </table:table-cell>
          <table:table-cell table:style-name="ce5" office:value-type="string" calcext:value-type="string">
            <text:p>Plan de classement type par collectivité</text:p>
          </table:table-cell>
          <table:table-cell table:style-name="ce5" table:number-columns-repeated="3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Date de naissance</text:p>
            <text:p>Lieu de naissance</text:p>
            <text:p>Déjà né ou non</text:p>
            <text:p>Sexe</text:p>
          </table:table-cell>
          <table:table-cell table:style-name="ce5" office:value-type="string" calcext:value-type="string">
            <text:p>om_utilisateur (user id)</text:p>
            <text:p>nom (full name)</text:p>
            <text:p>email</text:p>
            <text:p>login</text:p>
            <text:p>pwd</text:p>
            <text:p>om_profil (access right level)</text:p>
            <text:p>om_collectivite (city)</text:p>
          </table:table-cell>
          <table:table-cell table:style-name="ce5" office:value-type="string" calcext:value-type="string">
            <text:p>code (poll id)</text:p>
            <text:p>libelle_bureau (poll name)</text:p>
            <text:p>adresse1 (address 1)</text:p>
            <text:p>adresse2 (address 2)</text:p>
            <text:p>adresse3 (address 3)</text:p>
            <text:p>code_canton (township code)</text:p>
            <text:p>collectivite (city)</text:p>
          </table:table-cell>
          <table:table-cell table:style-name="ce5" office:value-type="string" calcext:value-type="string">
            <text:p>defunt (Id)</text:p>
            <text:p>nature (category : urn, plated coffin, coffin)</text:p>
            <text:p>taille (size : 0.1 ; 0.5 ; 1.0)</text:p>
            <text:p>emplacement (localization Id)</text:p>
            <text:p/>
            <text:p>titre (civility)</text:p>
            <text:p>nom (birth name)</text:p>
            <text:p>prenom (surname)</text:p>
            <text:p>marital (common name)</text:p>
            <text:p>datenaissance (birth date)</text:p>
            <text:p>datedeces (death date)</text:p>
            <text:p>lieudeces (place of death)</text:p>
            <text:p>dateinhumation (interment date)</text:p>
            <text:p>exhumation (bool : exhumation)</text:p>
            <text:p>dateexhumation (exhumation date)</text:p>
            <text:p>observation (comments)</text:p>
            <text:p>reduction (reduction)</text:p>
            <text:p>datereduction (reduction date)</text:p>
            <text:p>historique (history / text)</text:p>
          </table:table-cell>
          <table:table-cell table:style-name="ce6" office:value-type="string" calcext:value-type="string">
            <text:p>1- Assemblée</text:p>
            <text:p>2- RH</text:p>
            <text:p>3- Patrimoine</text:p>
            <text:p>4- Affaires juridiques</text:p>
            <text:p>5- Finances</text:p>
            <text:p>6- Marchés Publics</text:p>
            <text:p>7- Controle et évaluation</text:p>
            <text:p>8-...</text:p>
          </table:table-cell>
          <table:table-cell table:style-name="ce5" table:number-columns-repeated="3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8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5">
          <table:table-cell table:style-name="ce2"/>
          <table:table-cell table:style-name="ce5" office:value-type="string" calcext:value-type="string">
            <text:p>Adulte</text:p>
          </table:table-cell>
          <table:table-cell table:style-name="ce9" office:value-type="string" calcext:value-type="string">
            <text:p>om_parametre (Parameters)</text:p>
          </table:table-cell>
          <table:table-cell table:style-name="ce9" office:value-type="string" calcext:value-type="string">
            <text:p>voie (street)</text:p>
          </table:table-cell>
          <table:table-cell table:style-name="ce9" office:value-type="string" calcext:value-type="string">
            <text:p>courrier (mail related to a localization)</text:p>
          </table:table-cell>
          <table:table-cell table:style-name="ce5" office:value-type="string" calcext:value-type="string">
            <text:p>Types de contenu</text:p>
          </table:table-cell>
          <table:table-cell table:style-name="ce5" table:number-columns-repeated="2"/>
          <table:table-cell table:style-name="ce5" office:value-type="string" calcext:value-type="string">
            <text:p>PROJECT</text:p>
          </table:table-cell>
          <table:table-cell table:style-name="ce18" office:value-type="string" calcext:value-type="string">
            <text:p>2. Business retention</text:p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Civilité</text:p>
            <text:p>Nom de jeune fille</text:p>
            <text:p>Nom d'usage</text:p>
            <text:p>Statut familial</text:p>
            <text:p>Téléphone du domicile</text:p>
            <text:p>Téléphone portable</text:p>
            <text:p>Téléphone professionnel</text:p>
            <text:p>Courriel</text:p>
            <text:p>Quotient familial</text:p>
            <text:p>Profession</text:p>
            <text:p>Identifiant de connexion (Login)</text:p>
            <text:p>Mot de passe</text:p>
            <text:p>Couple de question/réponse (en cas d'oubli du mot de passe)</text:p>
            <text:p>Droits sur chaque enfant du compte (Tuteur légal, Père, Mère, aucun rôle)</text:p>
            <text:p>Est responsable de compte ou non</text:p>
          </table:table-cell>
          <table:table-cell table:style-name="ce5" office:value-type="string" calcext:value-type="string">
            <text:p>om_parametre (id)</text:p>
            <text:p>libelle (parameter name)</text:p>
            <text:p>valeur (parameter value)</text:p>
            <text:p>om_collectivite (city)</text:p>
          </table:table-cell>
          <table:table-cell table:style-name="ce5" office:value-type="string" calcext:value-type="string">
            <text:p>code (street id)</text:p>
            <text:p>libelle_voie (street name)</text:p>
            <text:p>cp (postal code)</text:p>
            <text:p>ville (city)</text:p>
            <text:p>abrege (short name)</text:p>
            <text:p>code_collectivite (city code)</text:p>
          </table:table-cell>
          <table:table-cell table:style-name="ce5" office:value-type="string" calcext:value-type="string">
            <text:p>courrier (Id)</text:p>
            <text:p>destinataire (recipient Id)</text:p>
            <text:p>datecourrier (date)</text:p>
            <text:p>lettretype (sample letter Id)</text:p>
            <text:p>complement (free text)</text:p>
            <text:p>emplacement (localization Id)</text:p>
          </table:table-cell>
          <table:table-cell table:style-name="ce5"/>
          <table:table-cell table:style-name="ce13"/>
          <table:table-cell table:style-name="ce16"/>
          <table:table-cell table:style-name="ce5" office:value-type="string" calcext:value-type="string">
            <text:p>Project writer citeizen ID</text:p>
            <text:p>Resumes of key project staff</text:p>
            <text:p>Project activities</text:p>
            <text:p>Procurement and budget</text:p>
            <text:p>Expected impact</text:p>
            <text:p>File document (pdf)</text:p>
          </table:table-cell>
          <table:table-cell table:style-name="ce17" office:value-type="string" calcext:value-type="string">
            <text:p>Type d'aide (subvention, prêt, investissement privé ...)</text:p>
            <text:p>Montant de l'aide</text:p>
            <text:p>Secteur d'activité</text:p>
            <text:p/>
          </table:table-cell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/>
          <table:table-cell table:style-name="ce16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7">
          <table:table-cell table:style-name="ce2"/>
          <table:table-cell table:style-name="ce5" office:value-type="string" calcext:value-type="string">
            <text:p>Pièces justificatives</text:p>
          </table:table-cell>
          <table:table-cell table:style-name="ce9" office:value-type="string" calcext:value-type="string">
            <text:p>om_sig (Gis layers, contains PostGIS layers)</text:p>
          </table:table-cell>
          <table:table-cell table:style-name="ce5"/>
          <table:table-cell table:style-name="ce9" office:value-type="string" calcext:value-type="string">
            <text:p>dossier (files related to a localization : pictures and files)</text:p>
          </table:table-cell>
          <table:table-cell table:style-name="ce5" office:value-type="string" calcext:value-type="string">
            <text:p>Standard ged pour tout type de contenu</text:p>
          </table:table-cell>
          <table:table-cell table:style-name="ce14"/>
          <table:table-cell table:style-name="ce1"/>
          <table:table-cell table:style-name="ce2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6">
          <table:table-cell table:style-name="ce2"/>
          <table:table-cell table:style-name="ce6" office:value-type="string" calcext:value-type="string">
            <text:p>ID document</text:p>
            <text:p>Type du document</text:p>
            <text:p>Date de création</text:p>
            <text:p>Date de validation</text:p>
            <text:p>Date de fin de validité</text:p>
            <text:p>Description (par l'usager)</text:p>
            <text:p>Commentaire agent</text:p>
            <text:p>État (En cours, Validé, Vérifié, Refusé, Périmé)</text:p>
            <text:p>Dépositaire (Agent ou Usager)</text:p>
            <text:p>Origine (PC, Terminal, Par courriel, Par courrier)</text:p>
            <text:p>ID du compte famille auquel le document est rattaché</text:p>
            <text:p>ID de l'usager dépositaire</text:p>
            <text:p>Certifié ou non</text:p>
            <text:p>Historique</text:p>
            <text:p>Pages composant le document</text:p>
          </table:table-cell>
          <table:table-cell table:style-name="ce5" office:value-type="string" calcext:value-type="string">
            <text:p>om_sig (Id)</text:p>
            <text:p>om_collectivite (city)</text:p>
            <text:p>id (short name of the layer ; text id)</text:p>
            <text:p>libelle (full name of the layer)</text:p>
            <text:p>actif (bool : available in the user interface)</text:p>
            <text:p>zoom (default zoom factor)</text:p>
            <text:p>fond_osm (bool : openStreetMap available ? )</text:p>
            <text:p>fond_bing (bool : Bing available ?)</text:p>
            <text:p>fond_sat (bool : MapQuest available ?)</text:p>
            <text:p>layer_info (bool : display info in the layer)</text:p>
            <text:p>etendue (GIS : default surface of the layer)</text:p>
            <text:p>projection ( GIS : reference of projection / Lambert93 etc.)</text:p>
            <text:p>URL (base URL for callbacks)</text:p>
            <text:p>om_sql (sql used to build the layer ; PostGIS)</text:p>
            <text:p>table_update (table used to update the data from the layer view)</text:p>
            <text:p>champ (name of the field that contains the geometry informations)</text:p>
            <text:p>retour (bool : do we allow users to update geometric data directly using this layer ?)</text:p>
          </table:table-cell>
          <table:table-cell table:style-name="ce5"/>
          <table:table-cell table:style-name="ce5" office:value-type="string" calcext:value-type="string">
            <text:p>dossier (Id)</text:p>
            <text:p>emplacement (localization Id)</text:p>
            <text:p>fichier (file localization on the server)</text:p>
            <text:p>datedossier (date)</text:p>
            <text:p>observation (remarks)</text:p>
            <text:p>typedossier (category pic/file)</text:p>
          </table:table-cell>
          <table:table-cell table:style-name="ce6" office:value-type="string" calcext:value-type="string">
            <text:p>Nom du document</text:p>
            <text:p>Titre</text:p>
            <text:p>Description</text:p>
            <text:p>Type</text:p>
            <text:p>Auteur</text:p>
            <text:p>Créateur</text:p>
            <text:p>Date création</text:p>
            <text:p>Modifié par</text:p>
            <text:p>Date modification</text:p>
          </table:table-cell>
          <table:table-cell table:style-name="ce14"/>
          <table:table-cell table:style-name="ce1"/>
          <table:table-cell table:style-name="ce2"/>
          <table:table-cell table:style-name="ce17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entreprise (contractor's)</text:p>
          </table:table-cell>
          <table:table-cell table:style-name="ce5" office:value-type="string" calcext:value-type="string">
            <text:p>Délibérations</text:p>
          </table:table-cell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9">
          <table:table-cell table:style-name="ce2"/>
          <table:table-cell table:style-name="ce5" table:number-columns-repeated="3"/>
          <table:table-cell table:style-name="ce5" office:value-type="string" calcext:value-type="string">
            <text:p>entreprise (Id)</text:p>
            <text:p>nomentreprise (contractor's name)</text:p>
            <text:p>adresse1 (address 1)</text:p>
            <text:p>adresse2 (address 2)</text:p>
            <text:p>cp (postal code)</text:p>
            <text:p>ville (city)</text:p>
            <text:p>telephone (phone number)</text:p>
            <text:p>pf (bool : undertaker's)</text:p>
          </table:table-cell>
          <table:table-cell table:style-name="ce6" office:value-type="string" calcext:value-type="string">
            <text:p>Type délibération</text:p>
            <text:p>DUA : 1 an</text:p>
            <text:p>information  sur la date DUA à saisir : date acquitement</text:p>
            <text:p>Sort final : conserver</text:p>
            <text:p>Code communicabilité AR038</text:p>
            <text:p>Date début communicabilité : idem DUA</text:p>
            <text:p>Durée communicabilité : 0ans</text:p>
            <text:p>Description</text:p>
            <text:p>Date début DUA</text:p>
            <text:p>Informations signature électronique</text:p>
            <text:p>Mot clé : nom de la collectivité</text:p>
          </table:table-cell>
          <table:table-cell table:style-name="ce14"/>
          <table:table-cell table:style-name="ce1"/>
          <table:table-cell table:style-name="ce2"/>
          <table:table-cell table:style-name="ce5"/>
          <table:table-cell table:style-name="ce14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4"/>
          <table:table-cell table:style-name="ce5" table:formula="of:=&quot;+ type annexe, rapport, signature...&quot;" office:value-type="string" office:string-value="+ type annexe, rapport, signature..." calcext:value-type="string">
            <text:p>+ type annexe, rapport, signature...</text:p>
          </table:table-cell>
          <table:table-cell table:style-name="ce14"/>
          <table:table-cell table:style-name="ce1" table:number-columns-repeated="2"/>
          <table:table-cell table:style-name="ce7"/>
          <table:table-cell table:style-name="ce1" table:number-columns-repeated="12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cimetiere (cemetary)</text:p>
          </table:table-cell>
          <table:table-cell table:style-name="ce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0">
          <table:table-cell table:style-name="ce2"/>
          <table:table-cell table:style-name="ce5" table:number-columns-repeated="3"/>
          <table:table-cell table:style-name="ce5" office:value-type="string" calcext:value-type="string">
            <text:p>cimetiere (Id)</text:p>
            <text:p>cimetierelib (cemetary name)</text:p>
            <text:p>adresse1 (address 1)</text:p>
            <text:p>adresse2 (address 2)</text:p>
            <text:p>cp (postal code)</text:p>
            <text:p>ville (city)</text:p>
            <text:p>observations (remarks/text)</text:p>
            <text:p>geom (GIS PostGIS geometry)</text:p>
          </table:table-cell>
          <table:table-cell table:style-name="ce5" office:value-type="string" calcext:value-type="string">
            <text:p>Autres types de flux (type et valeur méta données DUA, communicabilité, date DUA... selon type de flux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- Marchés publics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8">
          <table:table-cell table:style-name="ce2"/>
          <table:table-cell table:style-name="ce5" table:number-columns-repeated="3"/>
          <table:table-cell table:style-name="ce9" office:value-type="string" calcext:value-type="string">
            <text:p>zone (area/square</text:p>
          </table:table-cell>
          <table:table-cell table:style-name="ce5" office:value-type="string" calcext:value-type="string">
            <text:p>- Flux PES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1">
          <table:table-cell table:style-name="ce2"/>
          <table:table-cell table:style-name="ce5" table:number-columns-repeated="3"/>
          <table:table-cell table:style-name="ce5" office:value-type="string" calcext:value-type="string">
            <text:p>zone (Id)</text:p>
            <text:p>cimetiere (cemetary Id)</text:p>
            <text:p>zonetype (area category)</text:p>
            <text:p>zonelib (area name)</text:p>
            <text:p>geom (geometry)</text:p>
          </table:table-cell>
          <table:table-cell table:style-name="ce5" office:value-type="string" calcext:value-type="string">
            <text:p>- Modèle générique pour autres flux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2"/>
          <table:table-cell table:style-name="ce5" table:number-columns-repeated="3"/>
          <table:table-cell table:style-name="ce10" office:value-type="string" calcext:value-type="string">
            <text:p>voie (street)</text:p>
          </table:table-cell>
          <table:table-cell table:style-name="ce5" office:value-type="string" calcext:value-type="string">
            <text:p>A analyser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2">
          <table:table-cell table:style-name="ce2"/>
          <table:table-cell table:style-name="ce5" table:number-columns-repeated="3"/>
          <table:table-cell table:style-name="ce5" office:value-type="string" calcext:value-type="string">
            <text:p>voie (Id)</text:p>
            <text:p>zone (area Id)</text:p>
            <text:p>voietype (street category)</text:p>
            <text:p>voielib (street name)</text:p>
            <text:p>geom (GIS PostGIS geometry)</text:p>
          </table:table-cell>
          <table:table-cell table:style-name="ce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1">
          <table:table-cell table:style-name="ce2"/>
          <table:table-cell table:style-name="ce5" table:number-columns-repeated="4"/>
          <table:table-cell table:style-name="ce5" office:value-type="string" calcext:value-type="string">
            <text:p>Cimetière : </text:p>
            <text:p>- archivage demande et pj issue du portail</text:p>
            <text:p>- document produit par le logiciel (à lister pour analyse)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2">
          <table:table-cell table:style-name="ce2"/>
          <table:table-cell table:style-name="ce5" table:number-columns-repeated="3"/>
          <table:table-cell table:style-name="ce9" office:value-type="string" calcext:value-type="string">
            <text:p>operation (operation)</text:p>
          </table:table-cell>
          <table:table-cell table:style-name="ce5" office:value-type="string" calcext:value-type="string">
            <text:p>Cimetière : modelisation</text:p>
            <text:p>- ref cimetière (plusieurs cim possible pour une collectivité</text:p>
            <text:p>- information de base concession, concessionnaire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3">
          <table:table-cell table:style-name="ce2"/>
          <table:table-cell table:style-name="ce5" table:number-columns-repeated="3"/>
          <table:table-cell table:style-name="ce5" office:value-type="string" calcext:value-type="string">
            <text:p>operation (Id)</text:p>
            <text:p>numdossier (operation reference)</text:p>
            <text:p>date (date)</text:p>
            <text:p>heure (tyme)</text:p>
            <text:p>emplacement (localization Id)</text:p>
            <text:p>societe_coordonnee (contractor's address / text)</text:p>
            <text:p>etat (bool : current state is active)</text:p>
            <text:p>particulier (individual)</text:p>
            <text:p>emplacement_transfert (transfert location : localization Id)</text:p>
            <text:p>observation (remarks / text)</text:p>
            <text:p>pf_coordonnees (address of undertaker's)</text:p>
          </table:table-cell>
          <table:table-cell table:style-name="ce5" office:value-type="string" calcext:value-type="string">
            <text:p>Election</text:p>
            <text:p>- archivage des demandes et pj</text:p>
            <text:p>- liste électorale</text:p>
          </table:table-cell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 table:number-rows-repeated="35">
          <table:table-cell table:style-name="ce2"/>
          <table:table-cell table:style-name="ce5" table:number-columns-repeated="5"/>
          <table:table-cell table:style-name="ce14"/>
          <table:table-cell table:style-name="ce1" table:number-columns-repeated="15"/>
          <table:table-cell table:number-columns-repeated="1002"/>
        </table:table-row>
        <table:table-row table:style-name="ro1">
          <table:table-cell table:style-name="ce1"/>
          <table:table-cell table:style-name="ce7" table:number-columns-repeated="5"/>
          <table:table-cell table:style-name="ce1" table:number-columns-repeated="16"/>
          <table:table-cell table:number-columns-repeated="1002"/>
        </table:table-row>
        <table:table-row table:style-name="ro1" table:number-rows-repeated="35">
          <table:table-cell table:style-name="ce1" table:number-columns-repeated="22"/>
          <table:table-cell table:number-columns-repeated="1002"/>
        </table:table-row>
        <table:table-row table:style-name="ro14" table:number-rows-repeated="104847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OpenElec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ce55"/>
        <table:table-column table:style-name="co28" table:default-cell-style-name="ce58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22" table:default-cell-style-name="ce51"/>
        <table:table-column table:style-name="co22" table:number-columns-repeated="1013" table:default-cell-style-name="Default"/>
        <table:table-row table:style-name="ro15">
          <table:table-cell table:style-name="ce50" office:value-type="string" calcext:value-type="string">
            <text:p>Mixin</text:p>
          </table:table-cell>
          <table:table-cell table:style-name="ce50" office:value-type="string" calcext:value-type="string">
            <text:p>Field name</text:p>
          </table:table-cell>
          <table:table-cell table:style-name="ce50" office:value-type="string" calcext:value-type="string">
            <text:p>OLD Field name</text:p>
          </table:table-cell>
          <table:table-cell table:style-name="ce50" office:value-type="string" calcext:value-type="string">
            <text:p>Data type</text:p>
          </table:table-cell>
          <table:table-cell table:style-name="ce50" office:value-type="string" calcext:value-type="string">
            <text:p>Precision</text:p>
          </table:table-cell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Internal field name</text:p>
          </table:table-cell>
          <table:table-cell table:style-name="ce62" office:value-type="string" calcext:value-type="string">
            <text:p>defaultValue</text:p>
          </table:table-cell>
          <table:table-cell table:style-name="ce62" office:value-type="string" calcext:value-type="string">
            <text:p>isInMixinRef</text:p>
          </table:table-cell>
          <table:table-cell table:style-name="ce62" office:value-type="string" calcext:value-type="string">
            <text:p>indexInId</text:p>
          </table:table-cell>
          <table:table-cell table:style-name="ce62"/>
          <table:table-cell table:style-name="ce50"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ID</text:p>
          </table:table-cell>
          <table:table-cell office:value-type="string" calcext:value-type="string">
            <text:p>Integer</text:p>
          </table:table-cell>
          <table:table-cell/>
          <table:table-cell table:style-name="ce54" office:value-type="string" calcext:value-type="string">
            <text:p>voter unique id</text:p>
          </table:table-cell>
          <table:table-cell table:style-name="ce57" office:value-type="string" calcext:value-type="string">
            <text:p>id_electeu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 Or rather genid ?</text:p>
          </table:table-cell>
          <table:table-cell table:number-columns-repeated="1013"/>
        </table:table-row>
        <table:table-row table:style-name="ro15">
          <table:table-cell table:style-name="ce51" office:value-type="string" calcext:value-type="string">
            <text:p>City</text:p>
          </table:table-cell>
          <table:table-cell table:style-name="ce51" office:value-type="string" calcext:value-type="string">
            <text:p>electorNumber</text:p>
          </table:table-cell>
          <table:table-cell table:style-name="ce51" office:value-type="string" calcext:value-type="string">
            <text:p>elec_Elector:city.ElectorNumberInThe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of voter in the city</text:p>
          </table:table-cell>
          <table:table-cell office:value-type="string" calcext:value-type="string">
            <text:p>numero_electeur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alLis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oral list / main ; european ; european city</text:p>
          </table:table-cell>
          <table:table-cell office:value-type="string" calcext:value-type="string">
            <text:p>lis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oralListName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 of the electoral list</text:p>
          </table:table-cell>
          <table:table-cell office:value-type="string" calcext:value-type="string">
            <text:p>libelle_liste</text:p>
          </table:table-cell>
          <table:table-cell table:number-columns-repeated="3"/>
          <table:table-cell office:value-type="string" calcext:value-type="string">
            <text:p>rather in id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ElectoralList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EE Code of the electoral list</text:p>
          </table:table-cell>
          <table:table-cell office:value-type="string" calcext:value-type="string">
            <text:p>liste_insee</text:p>
          </table:table-cell>
          <table:table-cell table:number-columns-repeated="3"/>
          <table:table-cell office:value-type="string" calcext:value-type="string">
            <text:p>rather in id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llingStationID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ling Station code</text:p>
          </table:table-cell>
          <table:table-cell office:value-type="string" calcext:value-type="string">
            <text:p>code_bureau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 Also genid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llingStationName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ling Station Name</text:p>
          </table:table-cell>
          <table:table-cell office:value-type="string" calcext:value-type="string">
            <text:p>libelle_bureau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PollingStationAddress1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1st line)</text:p>
          </table:table-cell>
          <table:table-cell office:value-type="string" calcext:value-type="string">
            <text:p>adresse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PollingStation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2nd line)</text:p>
          </table:table-cell>
          <table:table-cell office:value-type="string" calcext:value-type="string">
            <text:p>adresse2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Address3</text:p>
          </table:table-cell>
          <table:table-cell office:value-type="string" calcext:value-type="string">
            <text:p>PollingStationAddress3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3rd <text:s/>line)</text:p>
          </table:table-cell>
          <table:table-cell office:value-type="string" calcext:value-type="string">
            <text:p>adresse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ntonID</text:p>
          </table:table-cell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 of the canton – a poll <text:s/>is linked to a canton)</text:p>
          </table:table-cell>
          <table:table-cell table:style-name="ce51" office:value-type="string" calcext:value-type="string">
            <text:p>code_can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ixed by openelec instance id i.e. city ID ??? genid or rather INSEECode 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nton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anton Name</text:p>
          </table:table-cell>
          <table:table-cell table:style-name="Default" office:value-type="string" calcext:value-type="string">
            <text:p>libelle_canton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odificationDate</text:p>
          </table:table-cell>
          <table:table-cell office:value-type="string" calcext:value-type="string">
            <text:p>ElectorModification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ernal modification date</text:p>
          </table:table-cell>
          <table:table-cell office:value-type="string" calcext:value-type="string">
            <text:p>date_modif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lectorTitle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of the elector</text:p>
          </table:table-cell>
          <table:table-cell office:value-type="string" calcext:value-type="string">
            <text:p>civilite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lectorSex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table:style-name="ce59" office:value-type="string" calcext:value-type="string">
            <text:p>sex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BirthName</text:p>
          </table:table-cell>
          <table:table-cell office:value-type="string" calcext:value-type="string">
            <text:p>ElectorBirth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rth name</text:p>
          </table:table-cell>
          <table:table-cell office:value-type="string" calcext:value-type="string">
            <text:p>nom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ElectorCommon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nom_usage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urnames</text:p>
          </table:table-cell>
          <table:table-cell office:value-type="string" calcext:value-type="string">
            <text:p>ElectorSurnam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rname(s)</text:p>
          </table:table-cell>
          <table:table-cell office:value-type="string" calcext:value-type="string">
            <text:p>prenom 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ElectorBirth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ate_naissance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51" office:value-type="string" calcext:value-type="string">
            <text:p>birthCity.department.INSEECode</text:p>
          </table:table-cell>
          <table:table-cell office:value-type="string" calcext:value-type="string">
            <text:p>ElectorBirthDepartment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department code (official INSEE code)</text:p>
          </table:table-cell>
          <table:table-cell office:value-type="string" calcext:value-type="string">
            <text:p>code_departement_naissanc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ther 1 after fr/ ?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51" office:value-type="string" calcext:value-type="string">
            <text:p>birthCity.department.Name</text:p>
          </table:table-cell>
          <table:table-cell office:value-type="string" calcext:value-type="string">
            <text:p>ElectorBirthDepartmentName</text:p>
          </table:table-cell>
          <table:table-cell office:value-type="string" calcext:value-type="string">
            <text:p>St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th department name</text:p>
          </table:table-cell>
          <table:table-cell table:style-name="ce60" office:value-type="string" calcext:value-type="string">
            <text:p>libelle_departement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TRANGER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51" office:value-type="string" calcext:value-type="string">
            <text:p>birthCity.INSEECode</text:p>
          </table:table-cell>
          <table:table-cell table:style-name="ce51" office:value-type="string" calcext:value-type="string">
            <text:p>elec_Elector:birthCity.ElectorBirth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city code (official INSEE code)</text:p>
          </table:table-cell>
          <table:table-cell table:style-name="ce59" office:value-type="string" calcext:value-type="string">
            <text:p>code_lieu_de_naissanc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51" office:value-type="string" calcext:value-type="string">
            <text:p>birthCity.Name</text:p>
          </table:table-cell>
          <table:table-cell table:style-name="ce51" office:value-type="string" calcext:value-type="string">
            <text:p>elec_Elector:birthCity.ElectorBirth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th city name</text:p>
          </table:table-cell>
          <table:table-cell table:style-name="ce59" office:value-type="string" calcext:value-type="string">
            <text:p>libelle_commu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51" office:value-type="string" calcext:value-type="string">
            <text:p>birthCity.country.INSEECode</text:p>
          </table:table-cell>
          <table:table-cell table:style-name="ce51" office:value-type="string" calcext:value-type="string">
            <text:p>elec_Elector:birthCity.elec_City:country.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 code of citizenship</text:p>
          </table:table-cell>
          <table:table-cell office:value-type="string" calcext:value-type="string">
            <text:p>code_nationalite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r / and ex. fr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table:style-name="ce51" office:value-type="string" calcext:value-type="string">
            <text:p>birthCity.country.Name</text:p>
          </table:table-cell>
          <table:table-cell table:style-name="ce51" office:value-type="string" calcext:value-type="string">
            <text:p>elec_Elector:birthCity.elec_City:country.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ry name of citizenship</text:p>
          </table:table-cell>
          <table:table-cell office:value-type="string" calcext:value-type="string">
            <text:p>libelle_nationalit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ectorStree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eet ID in the city</text:p>
          </table:table-cell>
          <table:table-cell office:value-type="string" calcext:value-type="string">
            <text:p>code_voi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(already prefixed by openelec instance id i.e. city ID ; TODO also genid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orStreet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name in the city</text:p>
          </table:table-cell>
          <table:table-cell office:value-type="string" calcext:value-type="string">
            <text:p>libelle_voie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Street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postal code</text:p>
          </table:table-cell>
          <table:table-cell office:value-type="string" calcext:value-type="string">
            <text:p>cp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eet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 code</text:p>
          </table:table-cell>
          <table:table-cell office:value-type="string" calcext:value-type="string">
            <text:p>abreg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treetNumber</text:p>
          </table:table-cell>
          <table:table-cell office:value-type="string" calcext:value-type="string">
            <text:p>ElectorStreet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reet number in the street</text:p>
          </table:table-cell>
          <table:table-cell office:value-type="string" calcext:value-type="string">
            <text:p>numero_habitation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StreetNumberComplement</text:p>
          </table:table-cell>
          <table:table-cell office:value-type="string" calcext:value-type="string">
            <text:p>ElectorStreetNumberComplement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 number complement : bis, ter etc.</text:p>
          </table:table-cell>
          <table:table-cell office:value-type="string" calcext:value-type="string">
            <text:p>complement_numero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AddressComplement</text:p>
          </table:table-cell>
          <table:table-cell office:value-type="string" calcext:value-type="string">
            <text:p>ElectorAddressComplement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ress complement</text:p>
          </table:table-cell>
          <table:table-cell office:value-type="string" calcext:value-type="string">
            <text:p>complement </text:p>
          </table:table-cell>
          <table:table-cell table:number-columns-repeated="1017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comingFromCity.INSEECode</text:p>
          </table:table-cell>
          <table:table-cell office:value-type="string" calcext:value-type="string">
            <text:p>ElectorCommingFromCityINSEECode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from where the citizen is coming from</text:p>
          </table:table-cell>
          <table:table-cell office:value-type="string" calcext:value-type="string">
            <text:p>provenance </text:p>
          </table:table-cell>
          <table:table-cell table:number-columns-repeated="1017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comingFromCity.Name</text:p>
          </table:table-cell>
          <table:table-cell office:value-type="string" calcext:value-type="string">
            <text:p>ElectorCommingFrom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 of the city from where the citizen is coming from</text:p>
          </table:table-cell>
          <table:table-cell office:value-type="string" calcext:value-type="string">
            <text:p>libelle_provenance </text:p>
          </table:table-cell>
          <table:table-cell table:number-columns-repeated="1017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comingFromCity.country.INSEECode</text:p>
          </table:table-cell>
          <table:table-cell table:style-name="ce51" office:value-type="string" calcext:value-type="string">
            <text:p>ElectorCommingFromCityINSEECode</text:p>
          </table:table-cell>
          <table:table-cell table:style-name="ce51" office:value-type="string" calcext:value-type="string">
            <text:p>String</text:p>
          </table:table-cell>
          <table:table-cell table:style-name="ce53"/>
          <table:table-cell table:style-name="ce56"/>
          <table:table-cell table:style-name="ce61"/>
          <table:table-cell office:value-type="string" calcext:value-type="string">
            <text:p>FRA</text:p>
          </table:table-cell>
          <table:table-cell table:number-columns-repeated="3"/>
          <table:table-cell table:style-name="ce53"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LivingOutsideTown</text:p>
          </table:table-cell>
          <table:table-cell office:value-type="string" calcext:value-type="string">
            <text:p>ElectorLivingOutsideTown</text:p>
          </table:table-cell>
          <table:table-cell office:value-type="string" calcext:value-type="string">
            <text:p>St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ving at another address outside the city (oui/non) ; might switch to boolean ; used for mail</text:p>
          </table:table-cell>
          <table:table-cell office:value-type="string" calcext:value-type="string">
            <text:p>resident </text:p>
          </table:table-cell>
          <table:table-cell table:number-columns-repeated="3"/>
          <table:table-cell office:value-type="string" calcext:value-type="string">
            <text:p>TODO boolean (?)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Address</text:p>
          </table:table-cell>
          <table:table-cell office:value-type="string" calcext:value-type="string">
            <text:p>ElectorMailAddress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adresse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Address2</text:p>
          </table:table-cell>
          <table:table-cell office:value-type="string" calcext:value-type="string">
            <text:p>ElectorMail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 complement</text:p>
          </table:table-cell>
          <table:table-cell office:value-type="string" calcext:value-type="string">
            <text:p>complement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PostalCode</text:p>
          </table:table-cell>
          <table:table-cell office:value-type="string" calcext:value-type="string">
            <text:p>ElectorMai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address postal code</text:p>
          </table:table-cell>
          <table:table-cell office:value-type="string" calcext:value-type="string">
            <text:p>cp_resident 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MailCityName</text:p>
          </table:table-cell>
          <table:table-cell office:value-type="string" calcext:value-type="string">
            <text:p>ElectorMail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 address city name</text:p>
          </table:table-cell>
          <table:table-cell office:value-type="string" calcext:value-type="string">
            <text:p>ville_resident </text:p>
          </table:table-cell>
          <table:table-cell table:number-columns-repeated="3"/>
          <table:table-cell office:value-type="string" calcext:value-type="string">
            <text:p>UNKNOWN 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ElectorFromCity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which the citized is elector from</text:p>
          </table:table-cell>
          <table:table-cell office:value-type="string" calcext:value-type="string">
            <text:p>collectivite </text:p>
          </table:table-cell>
          <table:table-cell table:number-columns-repeated="3"/>
          <table:table-cell office:value-type="string" calcext:value-type="string">
            <text:p>TODO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INSEECode</text:p>
          </table:table-cell>
          <table:table-cell office:value-type="string" calcext:value-type="string">
            <text:p>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NSEE Code of the city</text:p>
          </table:table-cell>
          <table:table-cell table:style-name="Default" office:value-type="string" calcext:value-type="string">
            <text:p>inseevill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ity name</text:p>
          </table:table-cell>
          <table:table-cell table:style-name="Default" office:value-type="string" calcext:value-type="string">
            <text:p>vill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INSEEExpeditor</text:p>
          </table:table-cell>
          <table:table-cell office:value-type="string" calcext:value-type="string">
            <text:p>CityINSEEExpedito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SEE sender code of the city</text:p>
          </table:table-cell>
          <table:table-cell table:style-name="Default" office:value-type="string" calcext:value-type="string">
            <text:p>expediteurinsee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ityLogo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logo : pointer to the file (send the file?)</text:p>
          </table:table-cell>
          <table:table-cell table:style-name="Default" office:value-type="string" calcext:value-type="string">
            <text:p>logo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ityMayor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me of the mayor</text:p>
          </table:table-cell>
          <table:table-cell table:style-name="Default" office:value-type="string" calcext:value-type="string">
            <text:p>mair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MayorTitle</text:p>
          </table:table-cell>
          <table:table-cell office:value-type="string" calcext:value-type="string">
            <text:p>CityMayorTitle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itle of the mayor</text:p>
          </table:table-cell>
          <table:table-cell table:style-name="Default" office:value-type="string" calcext:value-type="string">
            <text:p>civilite 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itySIRET</text:p>
          </table:table-cell>
          <table:table-cell office:value-type="string" calcext:value-type="string">
            <text:p>String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IRET of the city</text:p>
          </table:table-cell>
          <table:table-cell table:style-name="Default" office:value-type="string" calcext:value-type="string">
            <text:p>siret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Address1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1st line)</text:p>
          </table:table-cell>
          <table:table-cell table:style-name="Default" office:value-type="string" calcext:value-type="string">
            <text:p>adress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Address2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2nd line)</text:p>
          </table:table-cell>
          <table:table-cell table:style-name="Default" office:value-type="string" calcext:value-type="string">
            <text:p>complement_adresse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CityHal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stal code of the city hall</text:p>
          </table:table-cell>
          <table:table-cell table:style-name="Default" office:value-type="string" calcext:value-type="string">
            <text:p>cp</text:p>
          </table:table-cell>
          <table:table-cell table:number-columns-repeated="3"/>
          <table:table-cell office:value-type="string" calcext:value-type="string">
            <text:p>TODO (sub)resource ? two way ref ??</text:p>
          </table:table-cell>
          <table:table-cell table:number-columns-repeated="1013"/>
        </table:table-row>
        <table:table-row table:style-name="ro15">
          <table:table-cell table:style-name="ce51" office:value-type="string" calcext:value-type="string">
            <text:p>ElectoralList</text:p>
          </table:table-cell>
          <table:table-cell table:style-name="ce51" office:value-type="string" calcext:value-type="string">
            <text:p>country</text:p>
          </table:table-cell>
          <table:table-cell table:style-name="ce53"/>
          <table:table-cell table:style-name="ce51" office:value-type="string" calcext:value-type="string">
            <text:p>Country</text:p>
          </table:table-cell>
          <table:table-cell table:style-name="ce53"/>
          <table:table-cell office:value-type="string" calcext:value-type="string">
            <text:p>(autolinked)</text:p>
          </table:table-cell>
          <table:table-cell table:style-name="ce53"/>
          <table:table-cell office:value-type="string" calcext:value-type="string">
            <text:p>FR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electoralList</text:p>
          </table:table-cell>
          <table:table-cell table:style-name="ce53"/>
          <table:table-cell table:style-name="ce51" office:value-type="string" calcext:value-type="string">
            <text:p>ElectoralList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 table:number-columns-repeated="4"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comingFromCity</text:p>
          </table:table-cell>
          <table:table-cell table:style-name="ce53"/>
          <table:table-cell table:style-name="ce51" office:value-type="string" calcext:value-type="string">
            <text:p>City</text:p>
          </table:table-cell>
          <table:table-cell table:style-name="ce53"/>
          <table:table-cell table:style-name="ce51"/>
          <table:table-cell table:style-name="ce53"/>
          <table:table-cell table:number-columns-repeated="4"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birthCity</text:p>
          </table:table-cell>
          <table:table-cell table:style-name="ce53"/>
          <table:table-cell table:style-name="ce51" office:value-type="string" calcext:value-type="string">
            <text:p>City</text:p>
          </table:table-cell>
          <table:table-cell table:style-name="ce53"/>
          <table:table-cell table:style-name="ce51"/>
          <table:table-cell table:style-name="ce53"/>
          <table:table-cell table:number-columns-repeated="4"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street</text:p>
          </table:table-cell>
          <table:table-cell table:style-name="ce53"/>
          <table:table-cell table:style-name="ce51" office:value-type="string" calcext:value-type="string">
            <text:p>Street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 table:number-columns-repeated="4"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Elector</text:p>
          </table:table-cell>
          <table:table-cell table:style-name="ce51" office:value-type="string" calcext:value-type="string">
            <text:p>city</text:p>
          </table:table-cell>
          <table:table-cell table:style-name="ce53"/>
          <table:table-cell table:style-name="ce51" office:value-type="string" calcext:value-type="string">
            <text:p>City</text:p>
          </table:table-cell>
          <table:table-cell table:style-name="ce53"/>
          <table:table-cell table:style-name="ce51"/>
          <table:table-cell table:style-name="ce53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53" table:number-columns-repeated="1013"/>
        </table:table-row>
        <table:table-row table:style-name="ro15">
          <table:table-cell table:style-name="ce52" office:value-type="string" calcext:value-type="string">
            <text:p>Street</text:p>
          </table:table-cell>
          <table:table-cell table:style-name="ce51" office:value-type="string" calcext:value-type="string">
            <text:p>city</text:p>
          </table:table-cell>
          <table:table-cell table:style-name="ce53"/>
          <table:table-cell table:style-name="ce51" office:value-type="string" calcext:value-type="string">
            <text:p>City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table:number-columns-repeated="1013"/>
        </table:table-row>
        <table:table-row table:style-name="ro15">
          <table:table-cell table:style-name="ce52" office:value-type="string" calcext:value-type="string">
            <text:p>PollingStation</text:p>
          </table:table-cell>
          <table:table-cell table:style-name="ce51" office:value-type="string" calcext:value-type="string">
            <text:p>canton</text:p>
          </table:table-cell>
          <table:table-cell table:style-name="ce53"/>
          <table:table-cell table:style-name="ce51" office:value-type="string" calcext:value-type="string">
            <text:p>Canton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Canton</text:p>
          </table:table-cell>
          <table:table-cell table:style-name="ce51" office:value-type="string" calcext:value-type="string">
            <text:p>department</text:p>
          </table:table-cell>
          <table:table-cell table:style-name="ce53"/>
          <table:table-cell table:style-name="ce51" office:value-type="string" calcext:value-type="string">
            <text:p>Department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ton lié au département (mais pas à arrondissements ; ex. à lyon plusieurs cantons)</text:p>
          </table:table-cell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City</text:p>
          </table:table-cell>
          <table:table-cell table:style-name="ce51" office:value-type="string" calcext:value-type="string">
            <text:p>department</text:p>
          </table:table-cell>
          <table:table-cell table:style-name="ce53"/>
          <table:table-cell table:style-name="ce51" office:value-type="string" calcext:value-type="string">
            <text:p>Department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 table:number-columns-repeated="4"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City</text:p>
          </table:table-cell>
          <table:table-cell table:style-name="ce51" office:value-type="string" calcext:value-type="string">
            <text:p>country</text:p>
          </table:table-cell>
          <table:table-cell table:style-name="ce53"/>
          <table:table-cell table:style-name="ce51" office:value-type="string" calcext:value-type="string">
            <text:p>Country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Department</text:p>
          </table:table-cell>
          <table:table-cell table:style-name="ce52" office:value-type="string" calcext:value-type="string">
            <text:p>country</text:p>
          </table:table-cell>
          <table:table-cell table:style-name="ce53"/>
          <table:table-cell table:style-name="ce51" office:value-type="string" calcext:value-type="string">
            <text:p>Country</text:p>
          </table:table-cell>
          <table:table-cell table:style-name="ce53"/>
          <table:table-cell table:style-name="ce51" office:value-type="string" calcext:value-type="string">
            <text:p>autolinked</text:p>
          </table:table-cell>
          <table:table-cell table:style-name="ce53"/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Department</text:p>
          </table:table-cell>
          <table:table-cell table:style-name="ce52" office:value-type="string" calcext:value-type="string">
            <text:p>INSEECode</text:p>
          </table:table-cell>
          <table:table-cell table:style-name="ce53"/>
          <table:table-cell table:style-name="ce52" office:value-type="string" calcext:value-type="string">
            <text:p>String</text:p>
          </table:table-cell>
          <table:table-cell table:style-name="ce53"/>
          <table:table-cell table:style-name="ce51" office:value-type="string" calcext:value-type="string">
            <text:p>to create Mixin Department, and for Canton (and elector.city) to link to</text:p>
          </table:table-cell>
          <table:table-cell table:style-name="ce53"/>
          <table:table-cell office:value-type="string" calcext:value-type="string">
            <text:p>MISSING_DEPT</text:p>
          </table:table-cell>
          <table:table-cell table:number-columns-repeated="3"/>
          <table:table-cell table:style-name="ce53" table:number-columns-repeated="1013"/>
        </table:table-row>
        <table:table-row table:style-name="ro15">
          <table:table-cell table:style-name="ce51" office:value-type="string" calcext:value-type="string">
            <text:p>Country</text:p>
          </table:table-cell>
          <table:table-cell table:style-name="ce52" office:value-type="string" calcext:value-type="string">
            <text:p>INSEECode</text:p>
          </table:table-cell>
          <table:table-cell table:style-name="ce53"/>
          <table:table-cell table:style-name="ce52" office:value-type="string" calcext:value-type="string">
            <text:p>String</text:p>
          </table:table-cell>
          <table:table-cell table:style-name="ce53"/>
          <table:table-cell table:style-name="ce51" office:value-type="string" calcext:value-type="string">
            <text:p>to create Mixin Country, and for elector.city etc. to link to</text:p>
          </table:table-cell>
          <table:table-cell table:style-name="ce53"/>
          <table:table-cell office:value-type="string" calcext:value-type="string">
            <text:p>FRA</text:p>
          </table:table-cell>
          <table:table-cell table:number-columns-repeated="3"/>
          <table:table-cell table:style-name="ce53" table:number-columns-repeated="1013"/>
        </table:table-row>
        <table:table-row table:style-name="ro15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5">
          <table:table-cell table:number-columns-repeated="5"/>
          <table:table-cell table:style-name="Default" office:value-type="string" calcext:value-type="string">
            <text:p>TODO or entirety, or subresource ?? TODO birthCity vs city !!</text:p>
          </table:table-cell>
          <table:table-cell table:style-name="Default" table:number-columns-repeated="5"/>
          <table:table-cell table:number-columns-repeated="1013"/>
        </table:table-row>
      </table:table>
      <table:table table:name="OpenElec_orig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ce24"/>
        <table:table-column table:style-name="co23" table:default-cell-style-name="ce27"/>
        <table:table-column table:style-name="co22" table:number-columns-repeated="1018" table:default-cell-style-name="Default"/>
        <table:table-row table:style-name="ro15">
          <table:table-cell table:style-name="ce19" office:value-type="string" calcext:value-type="string">
            <text:p>Mixin</text:p>
          </table:table-cell>
          <table:table-cell table:style-name="ce19" office:value-type="string" calcext:value-type="string">
            <text:p>Field name</text:p>
          </table:table-cell>
          <table:table-cell table:style-name="ce19" office:value-type="string" calcext:value-type="string">
            <text:p>Data typ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Internal field name</text:p>
          </table:table-cell>
          <table:table-cell table:style-name="ce19"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ID</text:p>
          </table:table-cell>
          <table:table-cell office:value-type="string" calcext:value-type="string">
            <text:p>Integer</text:p>
          </table:table-cell>
          <table:table-cell/>
          <table:table-cell table:style-name="ce23" office:value-type="string" calcext:value-type="string">
            <text:p>voter unique id</text:p>
          </table:table-cell>
          <table:table-cell table:style-name="ce26" office:value-type="string" calcext:value-type="string">
            <text:p>id_electeur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NumberInTheCity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umber of voter in the city</text:p>
          </table:table-cell>
          <table:table-cell office:value-type="string" calcext:value-type="string">
            <text:p>numero_electeur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oral list / main ; european ; european city</text:p>
          </table:table-cell>
          <table:table-cell office:value-type="string" calcext:value-type="string">
            <text:p>lis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Name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 of the electoral list</text:p>
          </table:table-cell>
          <table:table-cell office:value-type="string" calcext:value-type="string">
            <text:p>libelle_lis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alList</text:p>
          </table:table-cell>
          <table:table-cell office:value-type="string" calcext:value-type="string">
            <text:p>ElectoralListCod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EE Code of the electoral list</text:p>
          </table:table-cell>
          <table:table-cell office:value-type="string" calcext:value-type="string">
            <text:p>liste_inse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ID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ling Station code</text:p>
          </table:table-cell>
          <table:table-cell office:value-type="string" calcext:value-type="string">
            <text:p>code_bureau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Name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lling Station Name</text:p>
          </table:table-cell>
          <table:table-cell office:value-type="string" calcext:value-type="string">
            <text:p>libelle_bureau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1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1st line)</text:p>
          </table:table-cell>
          <table:table-cell office:value-type="string" calcext:value-type="string">
            <text:p>adresse1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2nd line)</text:p>
          </table:table-cell>
          <table:table-cell office:value-type="string" calcext:value-type="string">
            <text:p>adresse2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PollingStation</text:p>
          </table:table-cell>
          <table:table-cell office:value-type="string" calcext:value-type="string">
            <text:p>PollingStationAddress3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ling Station Address (3rd <text:s/>line)</text:p>
          </table:table-cell>
          <table:table-cell office:value-type="string" calcext:value-type="string">
            <text:p>adresse3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CantonID</text:p>
          </table:table-cell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 of the canton – a poll <text:s/>is linked to a canton)</text:p>
          </table:table-cell>
          <table:table-cell table:style-name="Default" office:value-type="string" calcext:value-type="string">
            <text:p>cod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anton</text:p>
          </table:table-cell>
          <table:table-cell office:value-type="string" calcext:value-type="string">
            <text:p>Canton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anton Name</text:p>
          </table:table-cell>
          <table:table-cell table:style-name="Default" office:value-type="string" calcext:value-type="string">
            <text:p>libelle_canton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odification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ternal modification date</text:p>
          </table:table-cell>
          <table:table-cell office:value-type="string" calcext:value-type="string">
            <text:p>date_modif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Title</text:p>
          </table:table-cell>
          <table:table-cell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 of the elector</text:p>
          </table:table-cell>
          <table:table-cell office:value-type="string" calcext:value-type="string">
            <text:p>civi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ex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e (M/F)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Birth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irth name</text:p>
          </table:table-cell>
          <table:table-cell office:value-type="string" calcext:value-type="string">
            <text:p>nom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CommonName</text:p>
          </table:table-cell>
          <table:table-cell office:value-type="string" calcext:value-type="string">
            <text:p>Str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nom_usag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urnames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rname(s)</text:p>
          </table:table-cell>
          <table:table-cell office:value-type="string" calcext:value-type="string">
            <text:p>prenom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Birth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irth date</text:p>
          </table:table-cell>
          <table:table-cell office:value-type="string" calcext:value-type="string">
            <text:p>date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Department</text:p>
          </table:table-cell>
          <table:table-cell office:value-type="string" calcext:value-type="string">
            <text:p>ElectorBirthDepartment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department code (official INSEE code)</text:p>
          </table:table-cell>
          <table:table-cell office:value-type="string" calcext:value-type="string">
            <text:p>code_departement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Department</text:p>
          </table:table-cell>
          <table:table-cell office:value-type="string" calcext:value-type="string">
            <text:p>ElectorBirthDepartmentName</text:p>
          </table:table-cell>
          <table:table-cell office:value-type="string" calcext:value-type="string">
            <text:p>St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rth department name</text:p>
          </table:table-cell>
          <table:table-cell office:value-type="string" calcext:value-type="string">
            <text:p>libelle_departement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Birth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th city code (official INSEE code)</text:p>
          </table:table-cell>
          <table:table-cell office:value-type="string" calcext:value-type="string">
            <text:p>code_lieu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Birth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rth city name</text:p>
          </table:table-cell>
          <table:table-cell office:value-type="string" calcext:value-type="string">
            <text:p>libelle_lieu_naiss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ountry</text:p>
          </table:table-cell>
          <table:table-cell office:value-type="string" calcext:value-type="string">
            <text:p>ElectorBirthCountr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ry code of citizenship</text:p>
          </table:table-cell>
          <table:table-cell office:value-type="string" calcext:value-type="string">
            <text:p>code_nationa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ountry</text:p>
          </table:table-cell>
          <table:table-cell office:value-type="string" calcext:value-type="string">
            <text:p>ElectorBirthCountryNam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ry name of citizenship</text:p>
          </table:table-cell>
          <table:table-cell office:value-type="string" calcext:value-type="string">
            <text:p>libelle_nationali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ElectorStreet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eet ID in the city</text:p>
          </table:table-cell>
          <table:table-cell office:value-type="string" calcext:value-type="string">
            <text:p>code_voi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ElectorStreet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name in the city</text:p>
          </table:table-cell>
          <table:table-cell office:value-type="string" calcext:value-type="string">
            <text:p>libelle_voi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Street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postal code</text:p>
          </table:table-cell>
          <table:table-cell office:value-type="string" calcext:value-type="string">
            <text:p>cp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treet</text:p>
          </table:table-cell>
          <table:table-cell office:value-type="string" calcext:value-type="string">
            <text:p>Street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et code</text:p>
          </table:table-cell>
          <table:table-cell office:value-type="string" calcext:value-type="string">
            <text:p>abreg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treet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et city code</text:p>
          </table:table-cell>
          <table:table-cell office:value-type="string" calcext:value-type="string">
            <text:p>code_collectivit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Street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eet city</text:p>
          </table:table-cell>
          <table:table-cell office:value-type="string" calcext:value-type="string">
            <text:p>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treet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reet number in the street</text:p>
          </table:table-cell>
          <table:table-cell office:value-type="string" calcext:value-type="string">
            <text:p>numero_habitation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StreetNumberComplement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eet number complement : bis, ter etc.</text:p>
          </table:table-cell>
          <table:table-cell office:value-type="string" calcext:value-type="string">
            <text:p>complement_numero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AddressComplement</text:p>
          </table:table-cell>
          <table:table-cell office:value-type="string" calcext:value-type="string">
            <text:p>Str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dress complement</text:p>
          </table:table-cell>
          <table:table-cell office:value-type="string" calcext:value-type="string">
            <text:p>complem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CommingFromCityINSEECode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from where the citizen is coming from</text:p>
          </table:table-cell>
          <table:table-cell office:value-type="string" calcext:value-type="string">
            <text:p>proven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CommingFrom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 of the city from where the citizen is coming from</text:p>
          </table:table-cell>
          <table:table-cell office:value-type="string" calcext:value-type="string">
            <text:p>libelle_provenanc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LivingOutsideTown</text:p>
          </table:table-cell>
          <table:table-cell office:value-type="string" calcext:value-type="string">
            <text:p>St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ving at another address outside the city (oui/non) ; might switch to boolean ; used for mail</text:p>
          </table:table-cell>
          <table:table-cell office:value-type="string" calcext:value-type="string">
            <text:p>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Address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</text:p>
          </table:table-cell>
          <table:table-cell office:value-type="string" calcext:value-type="string">
            <text:p>adresse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Address2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 address complement</text:p>
          </table:table-cell>
          <table:table-cell office:value-type="string" calcext:value-type="string">
            <text:p>complement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address postal code</text:p>
          </table:table-cell>
          <table:table-cell office:value-type="string" calcext:value-type="string">
            <text:p>cp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ElectorMail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 address city name</text:p>
          </table:table-cell>
          <table:table-cell office:value-type="string" calcext:value-type="string">
            <text:p>ville_resident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ElectorFromCityID</text:p>
          </table:table-cell>
          <table:table-cell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ty which the citized is elector from</text:p>
          </table:table-cell>
          <table:table-cell office:value-type="string" calcext:value-type="string">
            <text:p>collectiv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INSEE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INSEE Code of the city</text:p>
          </table:table-cell>
          <table:table-cell table:style-name="Default" office:value-type="string" calcext:value-type="string">
            <text:p>insee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City name</text:p>
          </table:table-cell>
          <table:table-cell table:style-name="Default" office:value-type="string" calcext:value-type="string">
            <text:p>vill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INSEEExpeditor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NSEE sender code of the city</text:p>
          </table:table-cell>
          <table:table-cell table:style-name="Default" office:value-type="string" calcext:value-type="string">
            <text:p>expediteurinse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Logo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logo : pointer to the file (send the file?)</text:p>
          </table:table-cell>
          <table:table-cell table:style-name="Default" office:value-type="string" calcext:value-type="string">
            <text:p>logo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Mayor</text:p>
          </table:table-cell>
          <table:table-cell office:value-type="string" calcext:value-type="string">
            <text:p>String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ame of the mayor</text:p>
          </table:table-cell>
          <table:table-cell table:style-name="Default" office:value-type="string" calcext:value-type="string">
            <text:p>mair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MayorTitle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itle of the mayor</text:p>
          </table:table-cell>
          <table:table-cell table:style-name="Default" office:value-type="string" calcext:value-type="string">
            <text:p>civilite 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SIRET</text:p>
          </table:table-cell>
          <table:table-cell office:value-type="string" calcext:value-type="string">
            <text:p>String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IRET of the city</text:p>
          </table:table-cell>
          <table:table-cell table:style-name="Default" office:value-type="string" calcext:value-type="string">
            <text:p>siret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Address1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1st line)</text:p>
          </table:table-cell>
          <table:table-cell table:style-name="Default" office:value-type="string" calcext:value-type="string">
            <text:p>adress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Address2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ddress of the city hall (2nd line)</text:p>
          </table:table-cell>
          <table:table-cell table:style-name="Default" office:value-type="string" calcext:value-type="string">
            <text:p>complement_adress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CityHallPostalCode</text:p>
          </table:table-cell>
          <table:table-cell office:value-type="string" calcext:value-type="string">
            <text:p>Str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ostal code of the city hall</text:p>
          </table:table-cell>
          <table:table-cell table:style-name="Default" office:value-type="string" calcext:value-type="string">
            <text:p>cp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dcmf:isModel</text:p>
          </table:table-cell>
          <table:table-cell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City</text:p>
          </table:table-cell>
          <table:table-cell office:value-type="string" calcext:value-type="string">
            <text:p>dcmf:mixins</text:p>
          </table:table-cell>
          <table:table-cell office:value-type="string" calcext:value-type="string">
            <text:p>Department,Country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dcmf:isModel</text:p>
          </table:table-cell>
          <table:table-cell office:value-type="string" calcext:value-type="string">
            <text:p>tr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5">
          <table:table-cell office:value-type="string" calcext:value-type="string">
            <text:p>Elector</text:p>
          </table:table-cell>
          <table:table-cell office:value-type="string" calcext:value-type="string">
            <text:p>dcmf:mixins</text:p>
          </table:table-cell>
          <table:table-cell office:value-type="string" calcext:value-type="string">
            <text:p>City_ref,Department_ref,PollingStation_ref,ElectoralList_ref,Canton_ref</text:p>
          </table:table-cell>
          <table:table-cell/>
          <table:table-cell table:style-name="Default" office:value-type="string" calcext:value-type="string">
            <text:p>TODO or entirety, or subresource ?? TODO birthCity vs city !!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able-cell-properties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3:30:51.753136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12-07T13:32:15.375749223</dc:date>
    <meta:print-date>1969-12-31T16:00:00</meta:print-date>
    <meta:editing-duration>PT4H4M57S</meta:editing-duration>
    <meta:editing-cycles>97</meta:editing-cycles>
    <meta:generator>LibreOffice/4.2.7.2$Linux_x86 LibreOffice_project/420m0$Build-2</meta:generator>
    <meta:document-statistic meta:table-count="3" meta:cell-count="882" meta:object-count="0"/>
  </office:meta>
</office:document-meta>
</file>